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4.11pt"/>
    </style:style>
    <style:style style:name="co3" style:family="table-column">
      <style:table-column-properties fo:break-before="auto" style:column-width="302.4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321.51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46.04pt"/>
    </style:style>
    <style:style style:name="co8" style:family="table-column">
      <style:table-column-properties fo:break-before="auto" style:column-width="315.89pt"/>
    </style:style>
    <style:style style:name="co9" style:family="table-column">
      <style:table-column-properties fo:break-before="auto" style:column-width="145.19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31.75pt"/>
    </style:style>
    <style:style style:name="co12" style:family="table-column">
      <style:table-column-properties fo:break-before="auto" style:column-width="280.2pt"/>
    </style:style>
    <style:style style:name="co13" style:family="table-column">
      <style:table-column-properties fo:break-before="auto" style:column-width="179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ta1" style:family="table" style:master-page-name="PageStyle_5f_Start_20_Temp">
      <style:table-properties table:display="true" style:writing-mode="lr-tb"/>
    </style:style>
    <style:style style:name="ta2" style:family="table" style:master-page-name="PageStyle_5f_Lyla">
      <style:table-properties table:display="true" style:writing-mode="lr-tb"/>
    </style:style>
    <style:style style:name="ta3" style:family="table" style:master-page-name="PageStyle_5f_Percy">
      <style:table-properties table:display="true" style:writing-mode="lr-tb"/>
    </style:style>
    <style:style style:name="ta4" style:family="table" style:master-page-name="PageStyle_5f_Lulo">
      <style:table-properties table:display="true" style:writing-mode="lr-tb"/>
    </style:style>
    <style:style style:name="ta5" style:family="table" style:master-page-name="PageStyle_5f_Mythical_20_Beginning">
      <style:table-properties table:display="true" style:writing-mode="lr-tb"/>
    </style:style>
    <style:style style:name="ta6" style:family="table" style:master-page-name="PageStyle_5f_Elvish_20_Retalliation">
      <style:table-properties table:display="true" style:writing-mode="lr-tb"/>
    </style:style>
    <style:style style:name="ta7" style:family="table" style:master-page-name="PageStyle_5f_Pharoahs_20_Path">
      <style:table-properties table:display="true" style:writing-mode="lr-tb"/>
    </style:style>
    <style:style style:name="ta8" style:family="table" style:master-page-name="PageStyle_5f_Underworl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1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0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59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6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2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97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 Temp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table:formula="of:=SUM([.A4:.A12];[.A14:.A18])" office:value-type="float" office:value="50" calcext:value-type="float" table:number-columns-spanned="1" table:number-rows-spanned="2">
            <text:p>50</text:p>
          </table:table-cell>
          <table:table-cell table:style-name="ce11" office:value-type="string" calcext:value-type="string" table:number-columns-spanned="5" table:number-rows-spanned="2">
            <text:p>Starter Deck Template</text:p>
          </table:table-cell>
          <table:covered-table-cell table:number-columns-repeated="3" table:style-name="ce16"/>
          <table:covered-table-cell table:style-name="ce19"/>
          <table:table-cell table:number-columns-repeated="1018"/>
        </table:table-row>
        <table:table-row table:style-name="ro1">
          <table:covered-table-cell table:style-name="ce2"/>
          <table:covered-table-cell table:number-columns-repeated="4" table:style-name="ce12"/>
          <table:covered-table-cell table:style-name="ce20"/>
          <table:table-cell table:number-columns-repeated="1018"/>
        </table:table-row>
        <table:table-row table:style-name="ro1">
          <table:table-cell table:style-name="ce3" office:value-type="string" calcext:value-type="string">
            <text:p>Qty</text:p>
          </table:table-cell>
          <table:table-cell table:style-name="ce13" office:value-type="string" calcext:value-type="string">
            <text:p>Ti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mg</text:p>
          </table:table-cell>
          <table:table-cell table:style-name="ce13" office:value-type="string" calcext:value-type="string">
            <text:p>Ability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4" table:formula="of:=ifs([.C4]=&quot;S&quot;; [.B4]*2; [.C4]=&quot;T&quot;; [.B4]*2-1)" office:value-type="string" office:string-value="" calcext:value-type="error">
            <text:p>#NAME?</text:p>
          </table:table-cell>
          <table:table-cell table:style-name="ce2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/>
          <table:table-cell table:style-name="ce17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22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</text:p>
          </table:table-cell>
          <table:table-cell table:style-name="ce6"/>
          <table:table-cell table:style-name="ce17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</text:p>
          </table:table-cell>
          <table:table-cell table:style-name="ce6"/>
          <table:table-cell table:style-name="ce17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/>
          <table:table-cell table:style-name="ce18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2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</text:p>
          </table:table-cell>
          <table:table-cell table:style-name="ce7"/>
          <table:table-cell table:style-name="ce18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2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18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18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18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14"/>
          <table:covered-table-cell table:style-name="ce25"/>
          <table:table-cell table:number-columns-repeated="101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Regular</text:p>
          </table:table-cell>
          <table:table-cell table:style-name="ce9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Regular</text:p>
          </table:table-cell>
          <table:table-cell table:style-name="ce9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Regular</text:p>
          </table:table-cell>
          <table:table-cell table:style-name="ce9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9" office:value-type="string" calcext:value-type="string">
            <text:p>Counter</text:p>
          </table:table-cell>
          <table:table-cell table:style-name="ce9"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alm</text:p>
          </table:table-cell>
          <table:table-cell table:style-name="ce10" table:number-columns-repeated="2"/>
          <table:table-cell table:style-name="ce27"/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yla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28" table:formula="of:=SUM([.A4:.A12];[.A14:.A18])" office:value-type="float" office:value="50" calcext:value-type="float" table:number-columns-spanned="1" table:number-rows-spanned="2">
            <text:p>50</text:p>
          </table:table-cell>
          <table:table-cell table:style-name="ce37" office:value-type="string" calcext:value-type="string" table:number-columns-spanned="5" table:number-rows-spanned="2">
            <text:p>Lyla Forbidden Sickness</text:p>
          </table:table-cell>
          <table:covered-table-cell table:number-columns-repeated="3" table:style-name="ce16"/>
          <table:covered-table-cell table:style-name="ce19"/>
          <table:table-cell table:style-name="ce36" table:number-columns-repeated="20"/>
          <table:table-cell table:number-columns-repeated="998"/>
        </table:table-row>
        <table:table-row table:style-name="ro1">
          <table:covered-table-cell table:style-name="ce2"/>
          <table:covered-table-cell table:number-columns-repeated="4" table:style-name="ce12"/>
          <table:covered-table-cell table:style-name="ce20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29" office:value-type="string" calcext:value-type="string">
            <text:p>Qty</text:p>
          </table:table-cell>
          <table:table-cell table:style-name="ce38" office:value-type="string" calcext:value-type="string">
            <text:p>Tier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mg</text:p>
          </table:table-cell>
          <table:table-cell table:style-name="ce38" office:value-type="string" calcext:value-type="string">
            <text:p>Ability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Lyzor the Forbidden Lord</text:p>
          </table:table-cell>
          <table:table-cell table:style-name="ce30" office:value-type="float" office:value="7" calcext:value-type="float">
            <text:p>7</text:p>
          </table:table-cell>
          <table:table-cell table:style-name="ce41" office:value-type="string" calcext:value-type="string">
            <text:p><text:span text:style-name="T1">[Must be placed by demoting 2 Plague summons on each battlefield]</text:span></text:p>
            <text:p>L/1: Plague X/2, where X is the amount of exiled summons every</text:p>
            <text:p> player controls. </text:p>
            <text:p>This summon gains DMG + (X - 5), where X is the amount of exiled </text:p>
            <text:p>summon every player controls. </text:p>
            <text:p>When a Plague summon is demoted, exile it instead. </text:p>
            <text:p>Plague: Put a counter on a tier 2 or below summon on all battlefields, the </text:p>
            <text:p>summons will be exiled in 2 turns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Kyu the Forbidden Follower</text:p>
          </table:table-cell>
          <table:table-cell table:style-name="ce39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42" office:value-type="string" calcext:value-type="string">
            <text:p><text:span text:style-name="T1">[Must be placed by demoting 2 Plague summons on the battlefield]</text:span></text:p>
            <text:p>When a summon is Plague, return an exile summon or invocation from</text:p>
            <text:p>the exile zone to your hand. </text:p>
            <text:p><text:span text:style-name="T1">This summon can only battle Plague summons, and treated as Tier 2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Liro the Fordidden Follower</text:p>
          </table:table-cell>
          <table:table-cell table:style-name="ce39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43" office:value-type="string" calcext:value-type="string">
            <text:p><text:span text:style-name="T1">[Must be placed by demoting 2 Plague summons on each battlefield]</text:span></text:p>
            <text:p>While this summon is on the battlefield, Plague is reduced </text:p>
            <text:p>to one turn instead of two. </text:p>
            <text:p><text:span text:style-name="T1">This summon can only battle Plague summons, and treated as Tier 2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Iki the Forbidden Follower</text:p>
          </table:table-cell>
          <table:table-cell table:style-name="ce39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43" office:value-type="string" calcext:value-type="string">
            <text:p><text:span text:style-name="T1">[Must be placed by demoting 2 Plague summons on each battlefield]</text:span></text:p>
            <text:p>While this summon is on the battlefield, you can place or cast from </text:p>
            <text:p>your deck out pile, if so exile them when casted or leave the battlefield. </text:p>
            <text:p><text:span text:style-name="T1">This summon can only battle Plague summons, and treated as Tier 2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he Forbidden Exiled Elf </text:p>
          </table:table-cell>
          <table:table-cell table:style-name="ce40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44" office:value-type="string" calcext:value-type="string">
            <text:p>When this summon is Plague, choose an opponent's summon to have </text:p>
            <text:p>a Plague counter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he Forbidden Dwarf</text:p>
          </table:table-cell>
          <table:table-cell table:style-name="ce40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44" office:value-type="string" calcext:value-type="string">
            <text:p>When this summon is exiled, return an exiled summon or invocation to the </text:p>
            <text:p>deck out pile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40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44" office:value-type="string" calcext:value-type="string">
            <text:p>When this summon is Plague, place a tier 1 from your exile zone to your </text:p>
            <text:p>battlefield but exile it at the end of the turn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40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44" office:value-type="string" calcext:value-type="string">
            <text:p>When this summon is exiled, deal DMG to your opponent equal to the </text:p>
            <text:p>Plague summons exiled this turn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40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44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3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14"/>
          <table:covered-table-cell table:style-name="ce25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gular</text:p>
          </table:table-cell>
          <table:table-cell table:style-name="ce34" table:number-columns-repeated="2"/>
          <table:table-cell table:style-name="ce45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Regular</text:p>
          </table:table-cell>
          <table:table-cell table:style-name="ce34" table:number-columns-repeated="2"/>
          <table:table-cell table:style-name="ce45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Regular</text:p>
          </table:table-cell>
          <table:table-cell table:style-name="ce34" table:number-columns-repeated="2"/>
          <table:table-cell table:style-name="ce45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Counter</text:p>
          </table:table-cell>
          <table:table-cell table:style-name="ce34" table:number-columns-repeated="2"/>
          <table:table-cell table:style-name="ce45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string" calcext:value-type="string">
            <text:p>Realm</text:p>
          </table:table-cell>
          <table:table-cell table:style-name="ce35" table:number-columns-repeated="2"/>
          <table:table-cell table:style-name="ce46"/>
          <table:table-cell table:style-name="ce36" table:number-columns-repeated="20"/>
          <table:table-cell table:number-columns-repeated="998"/>
        </table:table-row>
        <table:table-row table:style-name="ro1" table:number-rows-repeated="982">
          <table:table-cell table:style-name="ce36" table:number-columns-repeated="5"/>
          <table:table-cell table:style-name="ce47"/>
          <table:table-cell table:style-name="ce36" table:number-columns-repeated="20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cy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8" table:formula="of:=SUM([.A4:.A12];[.A14:.A19])" office:value-type="float" office:value="50" calcext:value-type="float" table:number-columns-spanned="1" table:number-rows-spanned="2">
            <text:p>50</text:p>
          </table:table-cell>
          <table:table-cell table:style-name="ce37" office:value-type="string" calcext:value-type="string" table:number-columns-spanned="5" table:number-rows-spanned="2">
            <text:p>Percy Reinforced Retalliation</text:p>
          </table:table-cell>
          <table:covered-table-cell table:number-columns-repeated="3" table:style-name="ce16"/>
          <table:covered-table-cell table:style-name="ce19"/>
          <table:table-cell table:style-name="ce36" table:number-columns-repeated="20"/>
          <table:table-cell table:number-columns-repeated="998"/>
        </table:table-row>
        <table:table-row table:style-name="ro1">
          <table:covered-table-cell table:style-name="ce2"/>
          <table:covered-table-cell table:number-columns-repeated="4" table:style-name="ce12"/>
          <table:covered-table-cell table:style-name="ce20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29" office:value-type="string" calcext:value-type="string">
            <text:p>Qty</text:p>
          </table:table-cell>
          <table:table-cell table:style-name="ce38" office:value-type="string" calcext:value-type="string">
            <text:p>Tier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mg</text:p>
          </table:table-cell>
          <table:table-cell table:style-name="ce38" office:value-type="string" calcext:value-type="string">
            <text:p>Ability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Hulio Intellidore the Elder Elf</text:p>
          </table:table-cell>
          <table:table-cell table:style-name="ce30" office:value-type="float" office:value="7" calcext:value-type="float">
            <text:p>7</text:p>
          </table:table-cell>
          <table:table-cell table:style-name="ce52" office:value-type="string" calcext:value-type="string">
            <text:p>L/2: When you cast an invocation, use <text:span text:style-name="T1">Reinforcement</text:span>. </text:p>
            <text:p>When a summon, is placed by hand during the combat</text:p>
            <text:p>phase, you can add a summon or invocation from your</text:p>
            <text:p>deck out pile to your hand. </text:p>
            <text:p>This summon cannot be used for Reinforcement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Notho the Warrior Elf</text:p>
          </table:table-cell>
          <table:table-cell table:style-name="ce39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53" office:value-type="string" calcext:value-type="string">
            <text:p>When this summon is placed by <text:span text:style-name="T1">Reinforcement</text:span>, this </text:p>
            <text:p>summon gains DMG +1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Minitu the Wise Elf</text:p>
          </table:table-cell>
          <table:table-cell table:style-name="ce39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54" office:value-type="string" calcext:value-type="string">
            <text:p>When this summon is placed by <text:span text:style-name="T1">Reinforcement</text:span>, draw a </text:p>
            <text:p>card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Viol the Tactitcal Elf</text:p>
          </table:table-cell>
          <table:table-cell table:style-name="ce39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53" office:value-type="string" calcext:value-type="string">
            <text:p>When this summon is placed by <text:span text:style-name="T1">Reinforcement</text:span>, you </text:p>
            <text:p>can search for a Tier 1 in your deck or deck out pil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Biblio the Fierce Elf</text:p>
          </table:table-cell>
          <table:table-cell table:style-name="ce40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When placed by <text:span text:style-name="T1">Reinforcement</text:span> Dmg +1 to any of your </text:p>
            <text:p>summons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Nimo the Elf Inspirer</text:p>
          </table:table-cell>
          <table:table-cell table:style-name="ce40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When placed by <text:span text:style-name="T1">Reinforcement</text:span> , make a summon on </text:p>
            <text:p>your battlefield be able to battle twic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Sorthin the Warrior Elf</text:p>
          </table:table-cell>
          <table:table-cell table:style-name="ce40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L/1: When placed by <text:span text:style-name="T1">Reinforcement,</text:span> use <text:span text:style-name="T1">Reinforcement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The Invocated Elf</text:p>
          </table:table-cell>
          <table:table-cell table:style-name="ce40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When placed by <text:span text:style-name="T1">Reinforcement</text:span>, search for an invocation</text:p>
            <text:p>from your deck or deck out pil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Tito the Sniped Elf</text:p>
          </table:table-cell>
          <table:table-cell table:style-name="ce40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When placed by <text:span text:style-name="T1">Reinforcement</text:span>, decrease an opponent's </text:p>
            <text:p>summon by 1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3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14"/>
          <table:covered-table-cell table:style-name="ce25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string" calcext:value-type="string">
            <text:p>Regular</text:p>
          </table:table-cell>
          <table:table-cell table:style-name="ce48" office:value-type="string" calcext:value-type="string">
            <text:p>Triatic Trouble</text:p>
          </table:table-cell>
          <table:table-cell table:style-name="ce48"/>
          <table:table-cell table:style-name="ce56" office:value-type="string" calcext:value-type="string">
            <text:p>L1: Every Player takes 3 damage, then each demotes a </text:p>
            <text:p>summon. If all players do, place a tier 3 from your hand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string" calcext:value-type="string">
            <text:p>Regular</text:p>
          </table:table-cell>
          <table:table-cell table:style-name="ce49" office:value-type="string" calcext:value-type="string">
            <text:p>Elvish Assault</text:p>
          </table:table-cell>
          <table:table-cell table:style-name="ce49"/>
          <table:table-cell table:style-name="ce56" office:value-type="string" calcext:value-type="string">
            <text:p>If you control 3 or more "Elf" Summons add a Tier 2 or </text:p>
            <text:p>lower from your deck out pile to your hand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Regular</text:p>
          </table:table-cell>
          <table:table-cell table:style-name="ce49" office:value-type="string" calcext:value-type="string">
            <text:p>Elf Unity </text:p>
          </table:table-cell>
          <table:table-cell table:style-name="ce49"/>
          <table:table-cell table:style-name="ce56" office:value-type="string" calcext:value-type="string">
            <text:p>Summons you control gain Dmg X - 2, where X is the </text:p>
            <text:p>amount of "Elf" summons on the battlefield.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Weapon</text:p>
          </table:table-cell>
          <table:table-cell table:style-name="ce49" office:value-type="string" calcext:value-type="string">
            <text:p>Helio's Shattered Blade</text:p>
          </table:table-cell>
          <table:table-cell table:style-name="ce49"/>
          <table:table-cell table:style-name="ce56" office:value-type="string" calcext:value-type="string">
            <text:p>When the attatched summon deals damage to  the </text:p>
            <text:p>opponent, make them demote a summon on the battlefield.</text:p>
            <text:p>The attatched summon is unaffected by opponents abilities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1"/>
          <table:table-cell table:style-name="ce49" office:value-type="string" calcext:value-type="string">
            <text:p>Counter</text:p>
          </table:table-cell>
          <table:table-cell table:style-name="ce49" office:value-type="string" calcext:value-type="string">
            <text:p>Till Tomorrow's Promise </text:p>
          </table:table-cell>
          <table:table-cell table:style-name="ce49"/>
          <table:table-cell table:style-name="ce56" office:value-type="string" calcext:value-type="string">
            <text:p>Demote a summon to fizzle an ability. When an ability </text:p>
            <text:p>is fizzled, no other cards ability can be used in respons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string" calcext:value-type="string">
            <text:p>Realm</text:p>
          </table:table-cell>
          <table:table-cell table:style-name="ce50" office:value-type="string" calcext:value-type="string">
            <text:p>Reinforced Batallion</text:p>
          </table:table-cell>
          <table:table-cell table:style-name="ce50"/>
          <table:table-cell table:style-name="ce57" office:value-type="string" calcext:value-type="string">
            <text:p>Whenever a summon is placed, put 2 counters on this card</text:p>
            <text:p>During your combat phase, you can remove 5 counters </text:p>
            <text:p>to use <text:span text:style-name="T1">Reinforcement. 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 table:number-rows-repeated="982">
          <table:table-cell table:style-name="ce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lo" table:style-name="ta4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58" table:formula="of:=SUM([.A4:.A15];[.A17:.A22])" office:value-type="float" office:value="50" calcext:value-type="float" table:number-columns-spanned="1" table:number-rows-spanned="2">
            <text:p>50</text:p>
          </table:table-cell>
          <table:table-cell table:style-name="ce37" office:value-type="string" calcext:value-type="string" table:number-columns-spanned="5" table:number-rows-spanned="2">
            <text:p>Lulo United Front</text:p>
          </table:table-cell>
          <table:covered-table-cell table:number-columns-repeated="3" table:style-name="ce16"/>
          <table:covered-table-cell table:style-name="ce19"/>
          <table:table-cell table:style-name="ce36" table:number-columns-repeated="20"/>
          <table:table-cell table:number-columns-repeated="998"/>
        </table:table-row>
        <table:table-row table:style-name="ro1">
          <table:covered-table-cell table:style-name="ce59"/>
          <table:covered-table-cell table:number-columns-repeated="4" table:style-name="ce12"/>
          <table:covered-table-cell table:style-name="ce20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Tier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mg</text:p>
          </table:table-cell>
          <table:table-cell table:style-name="ce38" office:value-type="string" calcext:value-type="string">
            <text:p>Ability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Waroko Loko, King Giant</text:p>
          </table:table-cell>
          <table:table-cell table:style-name="ce30" table:formula="of:=ifs([.C4]=&quot;S&quot;; [.B4]*2; [.C4]=&quot;T&quot;; [.B4]*2-1)" office:value-type="string" office:string-value="" calcext:value-type="error">
            <text:p>#NAME?</text:p>
          </table:table-cell>
          <table:table-cell table:style-name="ce52" office:value-type="string" calcext:value-type="string">
            <text:p><text:span text:style-name="T1">United ("This Summon has United in its name")</text:span></text:p>
            <text:p>L/2: Demote an "United" summon of yours, or exile one in </text:p>
            <text:p>the end zone; Demote a Tier 2 or less summon of your</text:p>
            <text:p>opponent's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Lin the Fantastic Elf</text:p>
          </table:table-cell>
          <table:table-cell table:style-name="ce30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52" office:value-type="string" calcext:value-type="string">
            <text:p><text:span text:style-name="T1">United ("This Summon has United in its name")</text:span></text:p>
            <text:p>[Discard a Tier 3]: look at the top 3 cards of your deck, </text:p>
            <text:p>if there's a card with "United", place it and shuffle. </text:p>
            <text:p>If you control 3 or more "United" summon on the battlefield, </text:p>
            <text:p>this summon can battle twic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Hu the Fantastic Elf</text:p>
          </table:table-cell>
          <table:table-cell table:style-name="ce39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53" office:value-type="string" calcext:value-type="string">
            <text:p><text:span text:style-name="T1">United ("This Summon has United in its name")</text:span></text:p>
            <text:p>If your opponent is dealt damage by an "United" summon, </text:p>
            <text:p>this summon gains Dmg +1. </text:p>
            <text:p/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Kanko Loko, Prince Giant</text:p>
          </table:table-cell>
          <table:table-cell table:style-name="ce39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54" office:value-type="string" calcext:value-type="string">
            <text:p><text:span text:style-name="T1">United ("This Summon has United in its name")</text:span></text:p>
            <text:p><text:span text:style-name="T2">Royalty salted with its own bitterness, we ask what's rest </text:span></text:p>
            <text:p><text:span text:style-name="T2">and they say leave us to our riches!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Sinth The Brave Men</text:p>
          </table:table-cell>
          <table:table-cell table:style-name="ce39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66" office:value-type="string" calcext:value-type="string">
            <text:p><text:span text:style-name="T3">If your opponent is dealt damage by an "United" summon, </text:span></text:p>
            <text:p><text:span text:style-name="T3">add a summon from your end zone to your hand.  </text:span></text:p>
            <text:p/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he Invocated Dwarf</text:p>
          </table:table-cell>
          <table:table-cell table:style-name="ce65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(In Hand) L/1: You can discard this card to fizzle an </text:p>
            <text:p>invocation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he United Men</text:p>
          </table:table-cell>
          <table:table-cell table:style-name="ce65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L/1: When placed, look for an "United" summon in </text:p>
            <text:p>your deck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he Enchanted Deer </text:p>
          </table:table-cell>
          <table:table-cell table:style-name="ce65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When an "United" summon is placed, draw </text:p>
            <text:p>a card and discard a card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Haka Goblin</text:p>
          </table:table-cell>
          <table:table-cell table:style-name="ce65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67" office:value-type="string" calcext:value-type="string">
            <text:p><text:span text:style-name="T1">United ("This Summon has United in its name")</text:span></text:p>
            <text:p>The mischief and trouble of a migit is tragic to its ending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The Strong Dwarf</text:p>
          </table:table-cell>
          <table:table-cell table:style-name="ce65" table:formula="of:=ifs([.C13]=&quot;S&quot;; [.B13]*2; [.C13]=&quot;T&quot;; [.B13]*2-1)" office:value-type="string" office:string-value="" calcext:value-type="error">
            <text:p>#NAME?</text:p>
          </table:table-cell>
          <table:table-cell table:style-name="ce55" office:value-type="string" calcext:value-type="string">
            <text:p>(In Hand) L/1: You can discard this card to fizzle a battle </text:p>
            <text:p>against a summon of yours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The Enchanted Lion </text:p>
          </table:table-cell>
          <table:table-cell table:style-name="ce65" table:formula="of:=ifs([.C14]=&quot;S&quot;; [.B14]*2; [.C14]=&quot;T&quot;; [.B14]*2-1)" office:value-type="string" office:string-value="" calcext:value-type="error">
            <text:p>#NAME?</text:p>
          </table:table-cell>
          <table:table-cell table:style-name="ce67" office:value-type="string" calcext:value-type="string">
            <text:p>It roars till tomorrows past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Waka Goblin</text:p>
          </table:table-cell>
          <table:table-cell table:style-name="ce65" table:formula="of:=ifs([.C15]=&quot;S&quot;; [.B15]*2; [.C15]=&quot;T&quot;; [.B15]*2-1)" office:value-type="string" office:string-value="" calcext:value-type="error">
            <text:p>#NAME?</text:p>
          </table:table-cell>
          <table:table-cell table:style-name="ce68" office:value-type="string" calcext:value-type="string">
            <text:p>United ("This Summon has United in its name")</text:p>
            <text:p><text:span text:style-name="T2">We see the days past us until we have passed the day</text:span>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60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64"/>
          <table:covered-table-cell table:style-name="ce69"/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Limited</text:p>
          </table:table-cell>
          <table:table-cell table:style-name="ce61" office:value-type="string" calcext:value-type="string">
            <text:p>Regular</text:p>
          </table:table-cell>
          <table:table-cell table:style-name="ce61" office:value-type="string" calcext:value-type="string">
            <text:p>Triatic Trouble</text:p>
          </table:table-cell>
          <table:table-cell table:style-name="ce61"/>
          <table:table-cell table:style-name="ce56" office:value-type="string" calcext:value-type="string">
            <text:p>L1: Every Player takes 3 damage, then each demotes a </text:p>
            <text:p>summon. If all players do, place a tier 3 from your hand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Counter</text:p>
          </table:table-cell>
          <table:table-cell table:style-name="ce49" office:value-type="string" calcext:value-type="string">
            <text:p>Type Change </text:p>
          </table:table-cell>
          <table:table-cell table:style-name="ce49"/>
          <table:table-cell table:style-name="ce56" office:value-type="string" calcext:value-type="string">
            <text:p>You can choose a summon to become its other type, </text:p>
            <text:p>for the rest of the turn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Regular</text:p>
          </table:table-cell>
          <table:table-cell table:style-name="ce49" office:value-type="string" calcext:value-type="string">
            <text:p>United Assault</text:p>
          </table:table-cell>
          <table:table-cell table:style-name="ce49"/>
          <table:table-cell table:style-name="ce56" office:value-type="string" calcext:value-type="string">
            <text:p>Deal Damage to your opponent equal to the amount of </text:p>
            <text:p>"United" summons you control on the battlefield.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49"/>
          <table:table-cell table:style-name="ce49" office:value-type="string" calcext:value-type="string">
            <text:p>Weapons</text:p>
          </table:table-cell>
          <table:table-cell table:style-name="ce49" office:value-type="string" calcext:value-type="string">
            <text:p>Helio's United Fragment</text:p>
          </table:table-cell>
          <table:table-cell table:style-name="ce49"/>
          <table:table-cell table:style-name="ce56" office:value-type="string" calcext:value-type="string">
            <text:p>(This  can only be attatched to a "United" summon); </text:p>
            <text:p>L/1: Fizzle an ability and if so, add an "United" summon </text:p>
            <text:p>from your end zon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1"/>
          <table:table-cell table:style-name="ce49" office:value-type="string" calcext:value-type="string">
            <text:p>Counter</text:p>
          </table:table-cell>
          <table:table-cell table:style-name="ce49" office:value-type="string" calcext:value-type="string">
            <text:p>Till Tomorrow's Promise </text:p>
          </table:table-cell>
          <table:table-cell table:style-name="ce49"/>
          <table:table-cell table:style-name="ce56" office:value-type="string" calcext:value-type="string">
            <text:p>Demote a summon to fizzle an ability. When an ability </text:p>
            <text:p>is fizzled, no other cards ability can be used in response. </text:p>
          </table:table-cell>
          <table:table-cell table:style-name="ce36" table:number-columns-repeated="20"/>
          <table:table-cell table:number-columns-repeated="998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49"/>
          <table:table-cell table:style-name="ce49" office:value-type="string" calcext:value-type="string">
            <text:p>Realm</text:p>
          </table:table-cell>
          <table:table-cell table:style-name="ce49" office:value-type="string" calcext:value-type="string">
            <text:p>United Front</text:p>
          </table:table-cell>
          <table:table-cell table:style-name="ce49"/>
          <table:table-cell table:style-name="ce56" office:value-type="string" calcext:value-type="string">
            <text:p>L/1: You can place an "United"summon for a Tier </text:p>
            <text:p>less cost. </text:p>
          </table:table-cell>
          <table:table-cell table:style-name="ce36" table:number-columns-repeated="20"/>
          <table:table-cell table:number-columns-repeated="998"/>
        </table:table-row>
        <table:table-row table:style-name="ro1" table:number-rows-repeated="982">
          <table:table-cell table:style-name="ce36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thical Beginnin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70" office:value-type="string" calcext:value-type="string" table:number-columns-spanned="6" table:number-rows-spanned="2">
            <text:p>Mythical Beginnings {Starter Deck}</text:p>
          </table:table-cell>
          <table:covered-table-cell table:number-columns-repeated="4" table:style-name="ce16"/>
          <table:covered-table-cell table:style-name="ce19"/>
          <table:table-cell table:number-columns-repeated="1018"/>
        </table:table-row>
        <table:table-row table:style-name="ro1">
          <table:covered-table-cell table:style-name="ce59"/>
          <table:covered-table-cell table:number-columns-repeated="4" table:style-name="ce12"/>
          <table:covered-table-cell table:style-name="ce20"/>
          <table:table-cell table:number-columns-repeated="1018"/>
        </table:table-row>
        <table:table-row table:style-name="ro1"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Ti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mg</text:p>
          </table:table-cell>
          <table:table-cell table:style-name="ce13" office:value-type="string" calcext:value-type="string">
            <text:p>Ability</text:p>
          </table:table-cell>
          <table:table-cell table:number-columns-repeated="1018"/>
        </table:table-row>
        <table:table-row table:style-name="ro1"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Ilio The Dwarf</text:p>
          </table:table-cell>
          <table:table-cell table:style-name="ce71" office:value-type="float" office:value="6" calcext:value-type="float">
            <text:p>6</text:p>
          </table:table-cell>
          <table:table-cell table:style-name="ce81" office:value-type="string" calcext:value-type="string">
            <text:p>A proud and stong leader who wields his axe as well as </text:p>
            <text:p>his leadership</text:p>
          </table:table-cell>
          <table:table-cell table:number-columns-repeated="101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Fo The Brave Elf</text:p>
          </table:table-cell>
          <table:table-cell table:style-name="ce72" office:value-type="float" office:value="4" calcext:value-type="float">
            <text:p>4</text:p>
          </table:table-cell>
          <table:table-cell table:style-name="ce82" office:value-type="string" calcext:value-type="string">
            <text:p>No one more braver than the brave elf Fo himself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Opo The Wise Elf</text:p>
          </table:table-cell>
          <table:table-cell table:style-name="ce73" office:value-type="float" office:value="3" calcext:value-type="float">
            <text:p>3</text:p>
          </table:table-cell>
          <table:table-cell table:style-name="ce83" office:value-type="string" calcext:value-type="string">
            <text:p>Once per turn: When your opponent casts an invocation, </text:p>
            <text:p>draw a card and discard a card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Grody the Greedy Dwarf</text:p>
          </table:table-cell>
          <table:table-cell table:style-name="ce73" office:value-type="float" office:value="3" calcext:value-type="float">
            <text:p>3</text:p>
          </table:table-cell>
          <table:table-cell table:style-name="ce84" office:value-type="string" calcext:value-type="string">
            <text:p>Once per turn; When you place a "Dwarf" summon, </text:p>
            <text:p>draw a card and discard a card </text:p>
          </table:table-cell>
          <table:table-cell table:number-columns-repeated="101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Polio The Proud Elf</text:p>
          </table:table-cell>
          <table:table-cell table:style-name="ce72" office:value-type="float" office:value="2" calcext:value-type="float">
            <text:p>2</text:p>
          </table:table-cell>
          <table:table-cell table:style-name="ce82" office:value-type="string" calcext:value-type="string">
            <text:p>The proud elf who will help his brothers in arms </text:p>
          </table:table-cell>
          <table:table-cell table:number-columns-repeated="101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Yuk The Muck Elf</text:p>
          </table:table-cell>
          <table:table-cell table:style-name="ce72" office:value-type="float" office:value="2" calcext:value-type="float">
            <text:p>2</text:p>
          </table:table-cell>
          <table:table-cell table:style-name="ce82" office:value-type="string" calcext:value-type="string">
            <text:p>The war is not enough for him to be considered a </text:p>
            <text:p>challenge</text:p>
          </table:table-cell>
          <table:table-cell table:number-columns-repeated="101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Shakur The Thug Elf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string" calcext:value-type="string">
            <text:p>Once per turn:You can demote this summon, and </text:p>
            <text:p>if you do search for an invocation and put it at the top of </text:p>
            <text:p>your deck</text:p>
          </table:table-cell>
          <table:table-cell table:number-columns-repeated="101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Tafi The Beta Dwarf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string" calcext:value-type="string">
            <text:p>Once per turn: Look at the top of your deck</text:p>
          </table:table-cell>
          <table:table-cell table:number-columns-repeated="101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Jolf The Protected Dwaf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string" calcext:value-type="string">
            <text:p>(In hand) You can discard this card to stop an attack from </text:p>
            <text:p>an opponent's summon.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64"/>
          <table:covered-table-cell table:style-name="ce69"/>
          <table:table-cell table:number-columns-repeated="1018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Draw?</text:p>
          </table:table-cell>
          <table:table-cell table:style-name="ce75"/>
          <table:table-cell table:style-name="ce85" office:value-type="string" calcext:value-type="string">
            <text:p>Mill 1 then draw a card</text:p>
          </table:table-cell>
          <table:table-cell table:number-columns-repeated="101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Defend the Temple</text:p>
          </table:table-cell>
          <table:table-cell table:style-name="ce75"/>
          <table:table-cell table:style-name="ce86" office:value-type="string" calcext:value-type="string">
            <text:p>Discard 5 cards and make your summons abled</text:p>
          </table:table-cell>
          <table:table-cell table:number-columns-repeated="1018"/>
        </table:table-row>
        <table:table-row table:style-name="ro1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Restart</text:p>
          </table:table-cell>
          <table:table-cell table:style-name="ce80"/>
          <table:table-cell table:style-name="ce87" office:value-type="string" calcext:value-type="string">
            <text:p>Put your hand in your deck, shuffle and draw the amount</text:p>
            <text:p>you had in your hand.</text:p>
          </table:table-cell>
          <table:table-cell table:number-columns-repeated="1018"/>
        </table:table-row>
        <table:table-row table:style-name="ro1">
          <table:table-cell table:style-name="ce77" office:value-type="float" office:value="3" calcext:value-type="float">
            <text:p>3</text:p>
          </table:table-cell>
          <table:table-cell table:style-name="ce79"/>
          <table:table-cell table:style-name="ce75" office:value-type="string" calcext:value-type="string">
            <text:p>Counter</text:p>
          </table:table-cell>
          <table:table-cell table:style-name="ce75" office:value-type="string" calcext:value-type="string">
            <text:p>No More Noise</text:p>
          </table:table-cell>
          <table:table-cell table:style-name="ce75"/>
          <table:table-cell table:style-name="ce88" office:value-type="string" calcext:value-type="string">
            <text:p>Demote 3 summons, end your opponents combat phase</text:p>
          </table:table-cell>
          <table:table-cell table:number-columns-repeated="1018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Realm</text:p>
          </table:table-cell>
          <table:table-cell table:style-name="ce75" office:value-type="string" calcext:value-type="string">
            <text:p>The Forest</text:p>
          </table:table-cell>
          <table:table-cell table:style-name="ce75"/>
          <table:table-cell table:style-name="ce85" office:value-type="string" calcext:value-type="string">
            <text:p>All Mythicals gain Dmg +1 while this is on the battlefield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vish Retalliation" table:style-name="ta6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70" office:value-type="string" calcext:value-type="string" table:number-columns-spanned="6" table:number-rows-spanned="2">
            <text:p>Elvish Retalliation: Mythical Structure Deck</text:p>
          </table:table-cell>
          <table:covered-table-cell table:number-columns-repeated="4" table:style-name="ce16"/>
          <table:covered-table-cell table:style-name="ce19"/>
          <table:table-cell table:number-columns-repeated="1018"/>
        </table:table-row>
        <table:table-row table:style-name="ro1">
          <table:covered-table-cell table:style-name="ce59"/>
          <table:covered-table-cell table:number-columns-repeated="4" table:style-name="ce12"/>
          <table:covered-table-cell table:style-name="ce20"/>
          <table:table-cell table:number-columns-repeated="1018"/>
        </table:table-row>
        <table:table-row table:style-name="ro1"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Ti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mg</text:p>
          </table:table-cell>
          <table:table-cell table:style-name="ce13" office:value-type="string" calcext:value-type="string">
            <text:p>Ability</text:p>
          </table:table-cell>
          <table:table-cell table:number-columns-repeated="1018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S</text:p>
          </table:table-cell>
          <table:table-cell table:style-name="ce89" office:value-type="string" calcext:value-type="string">
            <text:p>Lucio the Elder Elf</text:p>
          </table:table-cell>
          <table:table-cell table:style-name="ce89" office:value-type="float" office:value="6" calcext:value-type="float">
            <text:p>6</text:p>
          </table:table-cell>
          <table:table-cell table:style-name="ce9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<text:s text:c="2"/>Elf Warrior</text:p>
          </table:table-cell>
          <table:table-cell table:style-name="ce73" office:value-type="float" office:value="4" calcext:value-type="float">
            <text:p>4</text:p>
          </table:table-cell>
          <table:table-cell table:style-name="ce9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Leo the Skilled Archer</text:p>
          </table:table-cell>
          <table:table-cell table:style-name="ce73" office:value-type="float" office:value="3" calcext:value-type="float">
            <text:p>3</text:p>
          </table:table-cell>
          <table:table-cell table:style-name="ce92" office:value-type="string" calcext:value-type="string">
            <text:p>Limit 3 times a turn; whenever a mythical summon is </text:p>
            <text:p>placed: Draw a card or make your opponent discard one.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Vi the Tatical Leader</text:p>
          </table:table-cell>
          <table:table-cell table:style-name="ce73" office:value-type="float" office:value="3" calcext:value-type="float">
            <text:p>3</text:p>
          </table:table-cell>
          <table:table-cell table:style-name="ce91" office:value-type="string" calcext:value-type="string">
            <text:p>Twice per turn: while on the battlefield, you can remove </text:p>
            <text:p>from play 2 summons to make a summon abled.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Fistis the Loyal Servant</text:p>
          </table:table-cell>
          <table:table-cell table:style-name="ce73" office:value-type="float" office:value="2" calcext:value-type="float">
            <text:p>2</text:p>
          </table:table-cell>
          <table:table-cell table:style-name="ce9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Killian the Brave Elf</text:p>
          </table:table-cell>
          <table:table-cell table:style-name="ce73" office:value-type="float" office:value="2" calcext:value-type="float">
            <text:p>2</text:p>
          </table:table-cell>
          <table:table-cell table:style-name="ce91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Dim the Exiled Elf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If removed from play, return a different summon that's </text:p>
            <text:p>removed from play to the end zone.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Hulio the Youth Elf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If an invocation is casted: draw a card.</text:p>
          </table:table-cell>
          <table:table-cell table:number-columns-repeated="101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Nimbus the Clumbsy Elf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Once per turn, choose a disabled summon you control</text:p>
            <text:p> then roll a die. If you roll an even number, make it abled.</text:p>
            <text:p>If odd, make it disbaled until your 2nd next main phase.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64"/>
          <table:covered-table-cell table:style-name="ce69"/>
          <table:table-cell table:number-columns-repeated="1018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Elvish Retalliation</text:p>
          </table:table-cell>
          <table:table-cell table:style-name="ce75"/>
          <table:table-cell table:style-name="ce85" office:value-type="string" calcext:value-type="string">
            <text:p>Choose a tier 3 you contro, it gains Dmg +1 for the </text:p>
            <text:p>amount of summons you control on the battlefield</text:p>
          </table:table-cell>
          <table:table-cell table:number-columns-repeated="101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Last Chance</text:p>
          </table:table-cell>
          <table:table-cell table:style-name="ce75" office:value-type="string" calcext:value-type="string">
            <text:p><text:s/></text:p>
          </table:table-cell>
          <table:table-cell table:style-name="ce85" office:value-type="string" calcext:value-type="string">
            <text:p>Remove from play 10 summons in the end zone, if so </text:p>
            <text:p>make all of your summons on the battlefield abled. </text:p>
          </table:table-cell>
          <table:table-cell table:number-columns-repeated="1018"/>
        </table:table-row>
        <table:table-row table:style-name="ro1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Restart</text:p>
          </table:table-cell>
          <table:table-cell table:style-name="ce75"/>
          <table:table-cell table:style-name="ce85" office:value-type="string" calcext:value-type="string">
            <text:p>Put your hand in your deck, shuffle and draw the amount</text:p>
            <text:p>you had in your hand.</text:p>
          </table:table-cell>
          <table:table-cell table:number-columns-repeated="1018"/>
        </table:table-row>
        <table:table-row table:style-name="ro1">
          <table:table-cell table:style-name="ce77" office:value-type="float" office:value="3" calcext:value-type="float">
            <text:p>3</text:p>
          </table:table-cell>
          <table:table-cell table:style-name="ce79"/>
          <table:table-cell table:style-name="ce75" office:value-type="string" calcext:value-type="string">
            <text:p>Counter</text:p>
          </table:table-cell>
          <table:table-cell table:style-name="ce75" office:value-type="string" calcext:value-type="string">
            <text:p>Frozen State</text:p>
          </table:table-cell>
          <table:table-cell table:style-name="ce75"/>
          <table:table-cell table:style-name="ce85" office:value-type="string" calcext:value-type="string">
            <text:p>If a summon of yours is being attacked, make the summon</text:p>
            <text:p>disabled until their 2nd next main phase. </text:p>
          </table:table-cell>
          <table:table-cell table:number-columns-repeated="1018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Realm</text:p>
          </table:table-cell>
          <table:table-cell table:style-name="ce75" office:value-type="string" calcext:value-type="string">
            <text:p>Enchancted Forest</text:p>
          </table:table-cell>
          <table:table-cell table:style-name="ce75"/>
          <table:table-cell table:style-name="ce85" office:value-type="string" calcext:value-type="string">
            <text:p>All Mythicals have the ability enchanted. (Enchanted:</text:p>
            <text:p>make a summon disabled, then you can either: Draw a </text:p>
            <text:p>card or remove from play a summon in your end zone, </text:p>
            <text:p>amd make a summon you control abled.) An enchanted</text:p>
            <text:p>ability may be activated once per turn.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aroahs Path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 table:style-name="ce70" office:value-type="string" calcext:value-type="string" table:number-columns-spanned="6" table:number-rows-spanned="2">
            <text:p>Pharoah's Path: Egyptian's Structure Deck</text:p>
          </table:table-cell>
          <table:covered-table-cell table:number-columns-repeated="4" table:style-name="ce16"/>
          <table:covered-table-cell table:style-name="ce19"/>
          <table:table-cell table:style-name="ce95" table:number-columns-repeated="21"/>
          <table:table-cell table:number-columns-repeated="997"/>
        </table:table-row>
        <table:table-row table:style-name="ro1">
          <table:covered-table-cell table:style-name="ce59"/>
          <table:covered-table-cell table:number-columns-repeated="4" table:style-name="ce12"/>
          <table:covered-table-cell table:style-name="ce20"/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Tier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mg</text:p>
          </table:table-cell>
          <table:table-cell table:style-name="ce13" office:value-type="string" calcext:value-type="string">
            <text:p>Ability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S</text:p>
          </table:table-cell>
          <table:table-cell table:style-name="ce89" office:value-type="string" calcext:value-type="string">
            <text:p>The Pharoah, Adab</text:p>
          </table:table-cell>
          <table:table-cell table:style-name="ce89" office:value-type="float" office:value="6" calcext:value-type="float">
            <text:p>6</text:p>
          </table:table-cell>
          <table:table-cell table:style-name="ce90" office:value-type="string" calcext:value-type="string">
            <text:p>/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The Loyal Guards</text:p>
          </table:table-cell>
          <table:table-cell table:style-name="ce73" office:value-type="float" office:value="4" calcext:value-type="float">
            <text:p>4</text:p>
          </table:table-cell>
          <table:table-cell table:style-name="ce91" office:value-type="string" calcext:value-type="string">
            <text:p>/</text:p>
          </table:table-cell>
          <table:table-cell table:style-name="ce95" table:number-columns-repeated="21"/>
          <table:table-cell table:number-columns-repeated="997"/>
        </table:table-row>
        <table:table-row table:style-name="ro3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Suban The Mummifier</text:p>
          </table:table-cell>
          <table:table-cell table:style-name="ce73" office:value-type="float" office:value="3" calcext:value-type="float">
            <text:p>3</text:p>
          </table:table-cell>
          <table:table-cell table:style-name="ce92" office:value-type="string" calcext:value-type="string">
            <text:p>Once per turn, you can mummify. (Mummify: demote</text:p>
            <text:p>a summon and remove from play a summon in the </text:p>
            <text:p>end zone and create a token {Vanilla/Dmg 3/Tier2})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Nuban The Burier</text:p>
          </table:table-cell>
          <table:table-cell table:style-name="ce73" office:value-type="float" office:value="3" calcext:value-type="float">
            <text:p>3</text:p>
          </table:table-cell>
          <table:table-cell table:style-name="ce91" office:value-type="string" calcext:value-type="string">
            <text:p>Once per turn, you can bury. (Bury: demote a </text:p>
            <text:p>summon/token of yours, and if so remove from </text:p>
            <text:p>play a summon of your opponent's of the same tier </text:p>
            <text:p>on the battlefield.</text:p>
            <text:p/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The Pharoah's Hound</text:p>
          </table:table-cell>
          <table:table-cell table:style-name="ce73" office:value-type="float" office:value="2" calcext:value-type="float">
            <text:p>2</text:p>
          </table:table-cell>
          <table:table-cell table:style-name="ce91" office:value-type="string" calcext:value-type="string">
            <text:p>/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The Pharoah's Eagle</text:p>
          </table:table-cell>
          <table:table-cell table:style-name="ce73" office:value-type="float" office:value="2" calcext:value-type="float">
            <text:p>2</text:p>
          </table:table-cell>
          <table:table-cell table:style-name="ce91" office:value-type="string" calcext:value-type="string">
            <text:p>/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Messenger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When placed, look at the top card of your deck, </text:p>
            <text:p>keep it on top or put it on the bottom of the deck.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Expected One 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If this card is looked at by an ability, reveal this </text:p>
            <text:p>card, put it on the bottom of the deck and draw a card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Coffin Robber 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If this card is used for a bury ability, draw a card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4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64"/>
          <table:covered-table-cell table:style-name="ce69"/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Pharoah's Path</text:p>
          </table:table-cell>
          <table:table-cell table:style-name="ce75"/>
          <table:table-cell table:style-name="ce85" office:value-type="string" calcext:value-type="string">
            <text:p>Choose a summon on your battlefield and it gains </text:p>
            <text:p>Dmg +1 for all removed from play cards you control.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Banished</text:p>
          </table:table-cell>
          <table:table-cell table:style-name="ce75"/>
          <table:table-cell table:style-name="ce85" office:value-type="string" calcext:value-type="string">
            <text:p>Rwmove from play a cad from the top of your deck </text:p>
            <text:p>facedown.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Mummy's Revival</text:p>
          </table:table-cell>
          <table:table-cell table:style-name="ce75"/>
          <table:table-cell table:style-name="ce85" office:value-type="string" calcext:value-type="string">
            <text:p>Mummify, if you have more than 2</text:p>
            <text:p>"Mummy's Revival" in your end zone,</text:p>
            <text:p> mummify twice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7" office:value-type="float" office:value="3" calcext:value-type="float">
            <text:p>3</text:p>
          </table:table-cell>
          <table:table-cell table:style-name="ce79"/>
          <table:table-cell table:style-name="ce75" office:value-type="string" calcext:value-type="string">
            <text:p>Counter</text:p>
          </table:table-cell>
          <table:table-cell table:style-name="ce75" office:value-type="string" calcext:value-type="string">
            <text:p>Mummy's Sacrifice</text:p>
          </table:table-cell>
          <table:table-cell table:style-name="ce75"/>
          <table:table-cell table:style-name="ce85" office:value-type="string" calcext:value-type="string">
            <text:p>Demote 2 token and fizzle an ability, </text:p>
          </table:table-cell>
          <table:table-cell table:style-name="ce95" table:number-columns-repeated="21"/>
          <table:table-cell table:number-columns-repeated="997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Realm</text:p>
          </table:table-cell>
          <table:table-cell table:style-name="ce75" office:value-type="string" calcext:value-type="string">
            <text:p>Great Pyramid</text:p>
          </table:table-cell>
          <table:table-cell table:style-name="ce75"/>
          <table:table-cell table:style-name="ce85" office:value-type="string" calcext:value-type="string">
            <text:p>All tokens gain the ability of mummify, and if </text:p>
            <text:p>activated give a summon Dmg +1</text:p>
          </table:table-cell>
          <table:table-cell table:style-name="ce95" table:number-columns-repeated="21"/>
          <table:table-cell table:number-columns-repeated="997"/>
        </table:table-row>
        <table:table-row table:style-name="ro1" table:number-rows-repeated="983">
          <table:table-cell table:style-name="ce93" table:number-columns-repeated="5"/>
          <table:table-cell table:style-name="ce94"/>
          <table:table-cell table:style-name="ce95" table:number-columns-repeated="21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derworld" table:style-name="ta8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96" table:formula="of:=SUM([.A4:.A21])" office:value-type="float" office:value="50" calcext:value-type="float" table:number-columns-spanned="1" table:number-rows-spanned="2">
            <text:p>50</text:p>
          </table:table-cell>
          <table:table-cell table:style-name="ce11" office:value-type="string" calcext:value-type="string" table:number-columns-spanned="5" table:number-rows-spanned="2">
            <text:p>Underworld Chaos </text:p>
          </table:table-cell>
          <table:covered-table-cell table:number-columns-repeated="3" table:style-name="ce16"/>
          <table:covered-table-cell table:style-name="ce19"/>
          <table:table-cell table:style-name="ce98" table:formula="of:=SUM([.A4:.A14])" office:value-type="float" office:value="36" calcext:value-type="float">
            <text:p>36</text:p>
          </table:table-cell>
          <table:table-cell table:style-name="ce101" table:number-columns-repeated="4"/>
          <table:table-cell table:style-name="ce98" table:number-columns-repeated="15"/>
          <table:table-cell table:number-columns-repeated="998"/>
        </table:table-row>
        <table:table-row table:style-name="ro1">
          <table:covered-table-cell table:style-name="ce2"/>
          <table:covered-table-cell table:number-columns-repeated="4" table:style-name="ce12"/>
          <table:covered-table-cell table:style-name="ce20"/>
          <table:table-cell table:style-name="ce98" table:formula="of:=SUM([.A16:.A21])" office:value-type="float" office:value="14" calcext:value-type="float">
            <text:p>14</text:p>
          </table:table-cell>
          <table:table-cell table:style-name="ce101" table:number-columns-repeated="4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97" office:value-type="string" calcext:value-type="string">
            <text:p>Qty</text:p>
          </table:table-cell>
          <table:table-cell table:style-name="ce99" office:value-type="string" calcext:value-type="string">
            <text:p>Tier</text:p>
          </table:table-cell>
          <table:table-cell table:style-name="ce99" office:value-type="string" calcext:value-type="string">
            <text:p>Type</text:p>
          </table:table-cell>
          <table:table-cell table:style-name="ce99" office:value-type="string" calcext:value-type="string">
            <text:p>Name</text:p>
          </table:table-cell>
          <table:table-cell table:style-name="ce99" office:value-type="string" calcext:value-type="string">
            <text:p>Dmg</text:p>
          </table:table-cell>
          <table:table-cell table:style-name="ce99" office:value-type="string" calcext:value-type="string">
            <text:p>Ability</text:p>
          </table:table-cell>
          <table:table-cell table:style-name="ce98"/>
          <table:table-cell table:style-name="ce101" table:number-columns-repeated="4"/>
          <table:table-cell table:style-name="ce98" table:number-columns-repeated="15"/>
          <table:table-cell table:number-columns-repeated="998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Anubis The Underworld Lord</text:p>
          </table:table-cell>
          <table:table-cell table:style-name="ce89" office:value-type="float" office:value="6" calcext:value-type="float">
            <text:p>6</text:p>
          </table:table-cell>
          <table:table-cell table:style-name="ce90" office:value-type="string" calcext:value-type="string">
            <text:p>L/1: (C1 Tier 2 on both battlefields and Rem them); pay</text:p>
            <text:p>the cost to place mummies on both battlefields </text:p>
            <text:p>disabled.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S</text:p>
          </table:table-cell>
          <table:table-cell table:style-name="ce89" office:value-type="string" calcext:value-type="string">
            <text:p>Inpu The Egyptian God of Death</text:p>
          </table:table-cell>
          <table:table-cell table:style-name="ce89" office:value-type="float" office:value="6" calcext:value-type="float">
            <text:p>6</text:p>
          </table:table-cell>
          <table:table-cell table:style-name="ce90" office:value-type="string" calcext:value-type="string">
            <text:p>Must be placed if there is 5+ summons on the battlefield </text:p>
            <text:p>and an "Anubis The Underworld Lord"; (Rem all of them)</text:p>
            <text:p>pay the cost to place this summon. </text:p>
            <text:p>When placed, place 5 mummies on your battlefield, when </text:p>
            <text:p>placed each player takes 5 damage. </text:p>
            <text:p>L/2: (D2 tokens &amp; Rem 5) pay the cost to make this </text:p>
            <text:p>summon abled. 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Anubis's Army</text:p>
          </table:table-cell>
          <table:table-cell table:style-name="ce73" office:value-type="float" office:value="4" calcext:value-type="float">
            <text:p>4</text:p>
          </table:table-cell>
          <table:table-cell table:style-name="ce91" office:value-type="string" calcext:value-type="string">
            <text:p>L/1: When placed, mummify and bury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number-columns-repeated="2"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Undead Army</text:p>
          </table:table-cell>
          <table:table-cell table:style-name="ce73" office:value-type="float" office:value="4" calcext:value-type="float">
            <text:p>4</text:p>
          </table:table-cell>
          <table:table-cell table:style-name="ce92" office:value-type="string" calcext:value-type="string">
            <text:p>L/1: When placed, each player takes damage to the amount</text:p>
            <text:p>of tokens on the battlefield. (D all tokens); pay the cost to</text:p>
            <text:p>make each player discard cards equal to the damage they </text:p>
            <text:p>took this turn. 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number-columns-repeated="2"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Priest </text:p>
          </table:table-cell>
          <table:table-cell table:style-name="ce73" office:value-type="float" office:value="3" calcext:value-type="float">
            <text:p>3</text:p>
          </table:table-cell>
          <table:table-cell table:style-name="ce92" office:value-type="string" calcext:value-type="string">
            <text:p>L/1: When you discard a card, make your opponent </text:p>
            <text:p>discard a card as well, if they do, make a summon get </text:p>
            <text:p>Dmg +1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Recoverer </text:p>
          </table:table-cell>
          <table:table-cell table:style-name="ce73" office:value-type="float" office:value="3" calcext:value-type="float">
            <text:p>3</text:p>
          </table:table-cell>
          <table:table-cell table:style-name="ce91" office:value-type="string" calcext:value-type="string">
            <text:p>When dicarded, you can place a summon from your end </text:p>
            <text:p>zone or one removed from play on the battlefield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The Exiled Warrior</text:p>
          </table:table-cell>
          <table:table-cell table:style-name="ce73" office:value-type="float" office:value="4" calcext:value-type="float">
            <text:p>4</text:p>
          </table:table-cell>
          <table:table-cell table:style-name="ce91" office:value-type="string" calcext:value-type="string">
            <text:p>L/1: Rem 5, this summon gets Dmg +3 and Tech for the </text:p>
            <text:p>rest of this turn. 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The Scavenger</text:p>
          </table:table-cell>
          <table:table-cell table:style-name="ce73" office:value-type="float" office:value="2" calcext:value-type="float">
            <text:p>2</text:p>
          </table:table-cell>
          <table:table-cell table:style-name="ce91" office:value-type="string" calcext:value-type="string">
            <text:p>When this summon is discarded, place a mummy </text:p>
            <text:p>on the battlefield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The Desert Searcher 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L/1: When placed, you can discard: </text:p>
            <text:p>1- Search for a tier 2 </text:p>
            <text:p>2-Search for a tier 3 </text:p>
            <text:p>If so, add it to your hand.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Anubis's Loyal Guards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L/1: If you control an "Anubis the Underworld Lord" is </text:p>
            <text:p>being battled, demote this summon to fizzle the battle.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T</text:p>
          </table:table-cell>
          <table:table-cell table:style-name="ce73" office:value-type="string" calcext:value-type="string">
            <text:p>Hounds </text:p>
          </table:table-cell>
          <table:table-cell table:style-name="ce73" office:value-type="float" office:value="1" calcext:value-type="float">
            <text:p>1</text:p>
          </table:table-cell>
          <table:table-cell table:style-name="ce91" office:value-type="string" calcext:value-type="string">
            <text:p>When dicarded you can take damage to the amount of </text:p>
            <text:p>of summons you want to add back to your hand from your </text:p>
            <text:p>end zone. 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4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64"/>
          <table:covered-table-cell table:style-name="ce69"/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Underworld's Wrath</text:p>
          </table:table-cell>
          <table:table-cell table:style-name="ce75"/>
          <table:table-cell table:style-name="ce85" office:value-type="string" calcext:value-type="string">
            <text:p>L/1: Deal your opponent damage equal to the amount </text:p>
            <text:p>of tokens you control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Pharoah's Path</text:p>
          </table:table-cell>
          <table:table-cell table:style-name="ce75"/>
          <table:table-cell table:style-name="ce85" office:value-type="string" calcext:value-type="string">
            <text:p>Choose a summon on your battlefield and it gains </text:p>
            <text:p>Dmg +1 for all removed from play cards you control.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5"/>
          <table:table-cell table:style-name="ce75" office:value-type="string" calcext:value-type="string">
            <text:p>Regular</text:p>
          </table:table-cell>
          <table:table-cell table:style-name="ce75" office:value-type="string" calcext:value-type="string">
            <text:p>Banished</text:p>
          </table:table-cell>
          <table:table-cell table:style-name="ce75"/>
          <table:table-cell table:style-name="ce85" office:value-type="string" calcext:value-type="string">
            <text:p>Exile a card from the top of your deck facedown.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Weapon</text:p>
          </table:table-cell>
          <table:table-cell table:style-name="ce75" office:value-type="string" calcext:value-type="string">
            <text:p>The Cursed Blade</text:p>
          </table:table-cell>
          <table:table-cell table:style-name="ce75"/>
          <table:table-cell table:style-name="ce85" office:value-type="string" calcext:value-type="string">
            <text:p>When a summon this is attatched to battles a tier 2 or </text:p>
            <text:p>lower, exile it instead of demoting it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100"/>
          <table:table-cell table:style-name="ce75" office:value-type="string" calcext:value-type="string">
            <text:p>Counter</text:p>
          </table:table-cell>
          <table:table-cell table:style-name="ce75" office:value-type="string" calcext:value-type="string">
            <text:p>Desert Storm</text:p>
          </table:table-cell>
          <table:table-cell table:style-name="ce75"/>
          <table:table-cell table:style-name="ce85" office:value-type="string" calcext:value-type="string">
            <text:p>D1: Fizzle a battle against one of your other summons </text:p>
          </table:table-cell>
          <table:table-cell table:style-name="ce98" table:number-columns-repeated="20"/>
          <table:table-cell table:number-columns-repeated="998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Realm</text:p>
          </table:table-cell>
          <table:table-cell table:style-name="ce75" office:value-type="string" calcext:value-type="string">
            <text:p>Duat, The Land After Death</text:p>
          </table:table-cell>
          <table:table-cell table:style-name="ce75"/>
          <table:table-cell table:style-name="ce85" office:value-type="string" calcext:value-type="string">
            <text:p>If you control an "Anubis the Underworld Lord", if you </text:p>
            <text:p>are to demote a token, draw one and discard a card in your</text:p>
            <text:p>hand. </text:p>
            <text:p>L/1: You can demote an opponent's summon instead of </text:p>
            <text:p>yours for an ability. </text:p>
          </table:table-cell>
          <table:table-cell table:style-name="ce98" table:number-columns-repeated="20"/>
          <table:table-cell table:number-columns-repeated="998"/>
        </table:table-row>
        <table:table-row table:style-name="ro1" table:number-rows-repeated="3">
          <table:table-cell table:style-name="ce98" table:number-columns-repeated="26"/>
          <table:table-cell table:number-columns-repeated="998"/>
        </table:table-row>
        <table:table-row table:style-name="ro1">
          <table:table-cell table:style-name="ce98" table:number-columns-repeated="26"/>
          <table:table-cell table:number-columns-repeated="998"/>
        </table:table-row>
        <table:table-row table:style-name="ro1">
          <table:table-cell table:style-name="ce98" table:number-columns-repeated="26"/>
          <table:table-cell table:number-columns-repeated="998"/>
        </table:table-row>
        <table:table-row table:style-name="ro1" table:number-rows-repeated="977">
          <table:table-cell table:style-name="ce98" table:number-columns-repeated="26"/>
          <table:table-cell table:number-columns-repeated="99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_20_Temp" style:display-name="PageStyle_Start Te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yla" style:display-name="PageStyle_Ly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cy" style:display-name="PageStyle_Per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lo" style:display-name="PageStyle_Lu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thical_20_Beginning" style:display-name="PageStyle_Mythical Begi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vish_20_Retalliation" style:display-name="PageStyle_Elvish Retalli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roahs_20_Path" style:display-name="PageStyle_Pharoahs P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derworld" style:display-name="PageStyle_Underwor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669" meta:object-count="0"/>
    <meta:generator>LibreOfficeDev/6.0.5.2$Linux_X86_64 LibreOffice_project/</meta:generator>
  </office:meta>
</office:document-meta>
</file>